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13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protected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99" style:cell-protect="protected" style:vertical-align="middle"/>
      <style:text-properties fo:color="#000000" fo:font-family="Bitstream Vera Sans" fo:font-size="10pt"/>
    </style:style>
    <style:style style:name="ce8" style:family="table-cell">
      <style:table-cell-properties fo:background-color="#00ae00" style:cell-protect="protected"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10" style:family="table-cell" style:parent-style-name="Default">
      <style:table-cell-properties style:vertical-align="middle"/>
      <style:text-properties fo:color="#000000"/>
    </style:style>
    <style:style style:name="ce11" style:family="table-cell">
      <style:table-cell-properties style:vertical-align="middle"/>
    </style:style>
    <style:style style:name="ce12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/>
          <table:table-cell/>
          <table:table-cell office:value-type="string" office:string-value="pinheiro" table:style-name="ce1">
            <text:p>pinheiro</text:p>
          </table:table-cell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44" table:formula="=COUNTIF([.E2]:[.E154];0)">
            <text:p>44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draft: pre-approval" table:style-name="ce7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02" table:formula="=COUNTIF([.E2]:[.E154];2)">
            <text:p>102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1">
            <text:p>think it can be set as final </text:p>
          </table:table-cell>
          <table:table-cell/>
          <table:table-cell office:value-type="string" office:string-value="pinheiro" table:style-name="ce1">
            <text:p>pinheiro</text:p>
          </table:table-cell>
          <table:table-cell/>
          <table:table-cell office:value-type="string" office:string-value="final" table:style-name="ce8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1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9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 table:number-columns-repeated="2"/>
          <table:table-cell table:number-columns-repeated="2"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1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1">
            <text:p>were can i find info about this ones</text:p>
          </table:table-cell>
          <table:table-cell office:value-type="string" office:string-value="pinheiro" table:style-name="ce1">
            <text:p>pinheiro</text:p>
          </table:table-cell>
        </table:table-row>
        <table:table-row table:style-name="ro2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8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1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1">
            <text:p>pinheiro</text:p>
          </table:table-cell>
        </table:table-row>
        <table:table-row table:style-name="ro1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7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table:style-name="ce1"/>
          <table:table-cell office:value-type="float" office:value="0" table:formula="=IF(ISBLANK([.D33];&quot;approval&quot;);0;IF(EXACT([.D33];&quot;draft&quot;);1;IF(EXACT([.D33];&quot;approval&quot;);2;IF(EXACT([.D33];&quot;final&quot;);3;0))))">
            <text:p>0</text:p>
          </table:table-cell>
          <table:table-cell/>
          <table:table-cell office:value-type="string" office:string-value="pinheiro" table:style-name="ce10">
            <text:p>pinheiro</text:p>
          </table:table-cell>
        </table:table-row>
        <table:table-row table:style-name="ro1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table:style-name="ce1"/>
          <table:table-cell office:value-type="float" office:value="0" table:formula="=IF(ISBLANK([.D38];&quot;approval&quot;);0;IF(EXACT([.D38];&quot;draft&quot;);1;IF(EXACT([.D38];&quot;approval&quot;);2;IF(EXACT([.D3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table:style-name="ce1"/>
          <table:table-cell office:value-type="float" office:value="0" table:formula="=IF(ISBLANK([.D42];&quot;approval&quot;);0;IF(EXACT([.D42];&quot;draft&quot;);1;IF(EXACT([.D42];&quot;approval&quot;);2;IF(EXACT([.D42];&quot;final&quot;);3;0))))">
            <text:p>0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46];&quot;approval&quot;);0;IF(EXACT([.D46];&quot;draft&quot;);1;IF(EXACT([.D46];&quot;approval&quot;);2;IF(EXACT([.D4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table:style-name="ce1"/>
          <table:table-cell office:value-type="float" office:value="0" table:formula="=IF(ISBLANK([.D66];&quot;approval&quot;);0;IF(EXACT([.D66];&quot;draft&quot;);1;IF(EXACT([.D66];&quot;approval&quot;);2;IF(EXACT([.D6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table:style-name="ce1"/>
          <table:table-cell office:value-type="float" office:value="0" table:formula="=IF(ISBLANK([.D76];&quot;approval&quot;);0;IF(EXACT([.D76];&quot;draft&quot;);1;IF(EXACT([.D76];&quot;approval&quot;);2;IF(EXACT([.D7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" table:style-name="ce5">
            <text:p>should we just replace this with the trash can from filesystem/?</text:p>
          </table:table-cell>
          <table:table-cell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2];&quot;approval&quot;);0;IF(EXACT([.D92];&quot;draft&quot;);1;IF(EXACT([.D92];&quot;approval&quot;);2;IF(EXACT([.D9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93];&quot;approval&quot;);0;IF(EXACT([.D93];&quot;draft&quot;);1;IF(EXACT([.D93];&quot;approval&quot;);2;IF(EXACT([.D9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1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fo:background-color="#ffffff"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7</meta:editing-cycles>
    <meta:creation-date>2006-12-28T11:04:59</meta:creation-date>
    <dc:date>2007-01-09T15:38:20</dc:date>
    <dc:creator>David Vignoni</dc:creator>
  </office:meta>
</office:document-meta>
</file>